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idateRequiredGrammar.onBeginCheck( AnnotationInstance annotation , AnnotationInstance [ ] parentAnnotations , MemberDeclaration classMemb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ValidateRequiredGrammar.ValidateRequiredGrammar( CoreAnnotationProcessorEnv env , Diagnostics diags , RuntimeVersionChecker rv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